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98mm"/>
    </style:style>
    <style:style style:name="co3" style:family="table-column">
      <style:table-column-properties fo:break-before="auto" style:column-width="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74mm"/>
    </style:style>
    <style:style style:name="co6" style:family="table-column">
      <style:table-column-properties fo:break-before="auto" style:column-width="77.88mm"/>
    </style:style>
    <style:style style:name="co7" style:family="table-column">
      <style:table-column-properties fo:break-before="auto" style:column-width="28.77mm"/>
    </style:style>
    <style:style style:name="co8" style:family="table-column">
      <style:table-column-properties fo:break-before="auto" style:column-width="30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4.74mm" fo:break-before="auto" style:use-optimal-row-height="false"/>
    </style:style>
    <style:style style:name="ro6" style:family="table-row">
      <style:table-row-properties style:row-height="4.22mm" fo:break-before="auto" style:use-optimal-row-height="false"/>
    </style:style>
    <style:style style:name="ro7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12">
      <style:text-properties style:text-position=""/>
    </style:style>
    <style:style style:name="ce3" style:family="table-cell" style:parent-style-name="Default" style:data-style-name="N30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2"/>
    <style:style style:name="ce9" style:family="table-cell" style:parent-style-name="Default" style:data-style-name="N3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/>
  </office:automatic-styles>
  <office:body>
    <office:spreadsheet>
      <table:table table:name="2014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Refunded?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4-02-09" calcext:value-type="date">
            <text:p>9/2/14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Door bell &amp; batteries</text:p>
          </table:table-cell>
          <table:table-cell office:value-type="float" office:value="22.8" calcext:value-type="float">
            <text:p>22.8</text:p>
          </table:table-cell>
          <table:table-cell table:number-columns-repeated="3"/>
        </table:table-row>
        <table:table-row table:style-name="ro1">
          <table:table-cell office:value-type="date" office:date-value="2014-02-20" calcext:value-type="date">
            <text:p>20/2/14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ccusharp knife sharpener</text:p>
          </table:table-cell>
          <table:table-cell office:value-type="float" office:value="11.32" calcext:value-type="float">
            <text:p>11.32</text:p>
          </table:table-cell>
          <table:table-cell/>
          <table:table-cell office:value-type="string" calcext:value-type="string">
            <text:p>http://www.amazon.co.uk/gp/product/B00004VWKQ/ref=oh_details_o00_s00_i00?ie=UTF8&amp;psc=1</text:p>
          </table:table-cell>
          <table:table-cell/>
        </table:table-row>
        <table:table-row table:style-name="ro1">
          <table:table-cell office:value-type="date" office:date-value="2014-02-20" calcext:value-type="date">
            <text:p>20/2/14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ccusharp replacement blades</text:p>
          </table:table-cell>
          <table:table-cell office:value-type="float" office:value="5.99" calcext:value-type="float">
            <text:p>5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tromors?</text:p>
          </table:table-cell>
          <table:table-cell table:number-columns-repeated="3"/>
          <table:table-cell office:value-type="string" calcext:value-type="string">
            <text:p>Clare's purchase</text:p>
          </table:table-cell>
        </table:table-row>
        <table:table-row table:style-name="ro1">
          <table:table-cell office:value-type="date" office:date-value="2014-04-13" calcext:value-type="date">
            <text:p>13/4/14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LED lights for kitchen (2)</text:p>
          </table:table-cell>
          <table:table-cell office:value-type="float" office:value="18.99" calcext:value-type="float">
            <text:p>18.99</text:p>
          </table:table-cell>
          <table:table-cell/>
          <table:table-cell office:value-type="string" calcext:value-type="string">
            <text:p>http://www.ebay.co.uk/itm/271188755173</text:p>
          </table:table-cell>
          <table:table-cell/>
        </table:table-row>
        <table:table-row table:style-name="ro1">
          <table:table-cell office:value-type="date" office:date-value="2014-08-15" calcext:value-type="date">
            <text:p>15/8/14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3 adjustable spanner set</text:p>
          </table:table-cell>
          <table:table-cell table:style-name="ce4" office:value-type="float" office:value="23.95" calcext:value-type="float">
            <text:p>23.95</text:p>
          </table:table-cell>
          <table:table-cell table:number-columns-repeated="3"/>
        </table:table-row>
        <table:table-row table:style-name="ro2">
          <table:table-cell office:value-type="date" office:date-value="2014-08-15" calcext:value-type="date">
            <text:p>15/8/14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2 SETS Epoxy Resin Strong Glue Pack Metal Glass Plastic Ceramic Strong Durable</text:p>
          </table:table-cell>
          <table:table-cell office:value-type="float" office:value="3.79" calcext:value-type="float">
            <text:p>3.79</text:p>
          </table:table-cell>
          <table:table-cell table:number-columns-repeated="3"/>
        </table:table-row>
        <table:table-row table:style-name="ro1">
          <table:table-cell office:value-type="date" office:date-value="2014-08-15" calcext:value-type="date">
            <text:p>15/8/14</text:p>
          </table:table-cell>
          <table:table-cell/>
          <table:table-cell table:style-name="ce4" office:value-type="string" calcext:value-type="string">
            <text:p>420 Piece Assorted Box kit M4,M5,M6 &amp; M8 Nuts Bolts</text:p>
          </table:table-cell>
          <table:table-cell office:value-type="float" office:value="25.5" calcext:value-type="float">
            <text:p>25.5</text:p>
          </table:table-cell>
          <table:table-cell table:number-columns-repeated="3"/>
        </table:table-row>
        <table:table-row table:style-name="ro2">
          <table:table-cell office:value-type="date" office:date-value="2014-08-15" calcext:value-type="date">
            <text:p>15/8/14</text:p>
          </table:table-cell>
          <table:table-cell/>
          <table:table-cell table:style-name="ce4" office:value-type="string" calcext:value-type="string">
            <text:p>Left Hand Spiral Drill Bit Set - *Pack of 6* - Sizes 3mm to 8mm</text:p>
          </table:table-cell>
          <table:table-cell table:style-name="ce4" office:value-type="float" office:value="13.99" calcext:value-type="float">
            <text:p>13.99</text:p>
          </table:table-cell>
          <table:table-cell table:number-columns-repeated="3"/>
        </table:table-row>
        <table:table-row table:style-name="ro2">
          <table:table-cell office:value-type="date" office:date-value="2014-08-15" calcext:value-type="date">
            <text:p>15/8/14</text:p>
          </table:table-cell>
          <table:table-cell/>
          <table:table-cell table:style-name="ce4" office:value-type="string" calcext:value-type="string">
            <text:p>RECORD G CLAMPS G-CLAMPS JOB LOT x 10 WOOD WORKING CLAMPS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edline 20 Pc Screwdriver Set Soft Grip Workshop Tool 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<text:a xlink:href="https://www.amazon.co.uk/gp/product/B00142B94E/ref=oh_aui_detailpage_o01_s00?ie=UTF8&amp;psc=1" xlink:type="simple">Draper 45279 4.5 m Rattan Tie-Down Strap (Pack of 4) </text:a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us 12mm hose clamp set</text:p>
          </table:table-cell>
          <table:table-cell office:value-type="float" office:value="27.98" calcext:value-type="float">
            <text:p>27.98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table:style-name="ce4" office:value-type="string" calcext:value-type="string">
            <text:p><text:a xlink:href="https://www.amazon.co.uk/gp/product/B000ZJ2TWS/ref=oh_aui_detailpage_o02_s00?ie=UTF8&amp;psc=1" xlink:type="simple">Redstone 6ft Folding Trestle Table - Super Strong 300kg Load Capacity - Unique Lock Mechanism - Delivery Packaging With Polystyrene Side Protection To </text:a></text:p>
          </table:table-cell>
          <table:table-cell table:style-name="ce4" office:value-type="float" office:value="45.49" calcext:value-type="float">
            <text:p>45.49</text:p>
          </table:table-cell>
          <table:table-cell table:number-columns-repeated="3"/>
        </table:table-row>
        <table:table-row table:style-name="ro2">
          <table:table-cell table:style-name="ce3"/>
          <table:table-cell/>
          <table:table-cell table:style-name="ce4" office:value-type="string" calcext:value-type="string">
            <text:p><text:a xlink:href="https://www.amazon.co.uk/gp/product/B00DUCQ0KE/ref=oh_aui_detailpage_o03_s00?ie=UTF8&amp;psc=1" xlink:type="simple"> </text:a> <text:a xlink:href="https://www.amazon.co.uk/gp/product/B00DUCQ0KE/ref=oh_aui_detailpage_o03_s00?ie=UTF8&amp;psc=1" xlink:type="simple">4 Whiteboard Drywipe Marker Pens Bullet Tip 4 Colours </text:a>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 table:number-rows-repeated="2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Total spent out of £600 annual budget</text:p>
          </table:table-cell>
          <table:table-cell table:formula="of:=[.D2]+[.D3]+[.D5]+[.D6]+[.D7]+[.D8]+[.D9]+[.D10]+[.D11]+[.D12]+[.D13]+[.D14]+[.D15]+[.D16]" office:value-type="float" office:value="260.11" calcext:value-type="float">
            <text:p>260.11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office:value-type="string" calcext:value-type="string">
            <text:p>Total remaining out of £600 annual budget</text:p>
          </table:table-cell>
          <table:table-cell table:formula="of:=600-[.D19]" office:value-type="float" office:value="339.89" calcext:value-type="float">
            <text:p>339.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 do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Continue clearing junk from garden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Green tubes to go to 'scrap' in 'Farsely' (Neils)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Paving slabs to line pond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Lop Easterly hedge – woodchip</text:p>
          </table:table-cell>
          <table:table-cell table:number-columns-repeated="4"/>
        </table:table-row>
      </table:table>
      <table:table table:name="2015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Refunded?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eb link</text:p>
          </table:table-cell>
        </table:table-row>
        <table:table-row table:style-name="ro2">
          <table:table-cell office:value-type="date" office:date-value="2015-02-01" calcext:value-type="date">
            <text:p>1/2/15</text:p>
          </table:table-cell>
          <table:table-cell/>
          <table:table-cell table:style-name="ce4" office:value-type="string" calcext:value-type="string">
            <text:p>220V Dimmable E27/E14/B22 Led Bulb 5630 5050 SMD Corn Light Lamp 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ery impressed</text:p>
          </table:table-cell>
          <table:table-cell/>
        </table:table-row>
        <table:table-row table:style-name="ro1">
          <table:table-cell office:value-type="date" office:date-value="2015-05-02" calcext:value-type="date">
            <text:p>2/5/15</text:p>
          </table:table-cell>
          <table:table-cell/>
          <table:table-cell table:style-name="ce4" office:value-type="string" calcext:value-type="string">
            <text:p><text:a xlink:href="https://www.amazon.co.uk/gp/product/B000Q7PJGW/ref=oh_aui_detailpage_o01_s00?ie=UTF8&amp;psc=1" xlink:type="simple"> </text:a> <text:a xlink:href="https://www.amazon.co.uk/gp/product/B000Q7PJGW/ref=oh_aui_detailpage_o01_s00?ie=UTF8&amp;psc=1" xlink:type="simple">Plug-In Power and Energy Monitor </text:a>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Wood for steps/desk etc</text:p>
          </table:table-cell>
          <table:table-cell office:value-type="float" office:value="68.15" calcext:value-type="float">
            <text:p>68.1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Nuts/bolts etc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Foam adhesive + Plaster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Light Fittings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screws</text:p>
          </table:table-cell>
          <table:table-cell table:style-name="ce4" office:value-type="float" office:value="1.79" calcext:value-type="float">
            <text:p>1.7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socket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Velcro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LED light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drill bi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grinder disks</text:p>
          </table:table-cell>
          <table:table-cell table:style-name="ce4" office:value-type="float" office:value="5.95" calcext:value-type="float">
            <text:p>5.95</text:p>
          </table:table-cell>
          <table:table-cell office:value-type="string" calcext:value-type="string">
            <text:p>y</text:p>
          </table:table-cell>
          <table:table-cell table:formula="of:=SUM([.D6:.D22])" office:value-type="float" office:value="272.57" calcext:value-type="float">
            <text:p>272.57</text:p>
          </table:table-cell>
          <table:table-cell table:number-columns-repeated="2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Thermometers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led dimmer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elec connectors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washers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rivets+rivet gun</text:p>
          </table:table-cell>
          <table:table-cell office:value-type="float" office:value="28.86" calcext:value-type="float">
            <text:p>28.86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Nuts/bolts et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Sofa?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A Batteries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9v Batteries (6)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4TB Dr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ee – bought with Robin's£100 <text:s/>Amazon gift voucher for 'best presentation' award</text:p>
          </table:table-cell>
          <table:table-cell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AA Batte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Makita Drill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12 7W Bulb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Cable Cu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Permanent Markers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ocket s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Terminal bloc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Pillar Drill st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7-26" calcext:value-type="date">
            <text:p>26/7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://www.ebay.co.uk/itm/121709931702?_trksid=p2057872.m2749.l2649&amp;ssPageName=STRK%3AMEBIDX%3AIT" xlink:type="simple">Genuine yale 77 nightlatch</text:a></text:p>
          </table:table-cell>
          <table:table-cell office:value-type="float" office:value="17.79" calcext:value-type="float">
            <text:p>17.7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evious one broke</text:p>
          </table:table-cell>
          <table:table-cell/>
        </table:table-row>
        <table:table-row table:style-name="ro1">
          <table:table-cell office:value-type="date" office:date-value="2015-07-26" calcext:value-type="date">
            <text:p>26/7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ccusharp sharpener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ttp://www.ebay.co.uk/itm/Accusharp-Knife-Sharpener-Kitchen-Knives-Axe-Blades-001/270571855799?_trksid=p5713.c100043.m2062&amp;_trkparms=aid%3D999002%26algo%3DURGENT.LUI%26ao%3D1%26asc%3D20140502134130%26meid%3Dff1c635685a246dfba4911740d717f9d%26pid%3D100043%26rk%3D1%26rkt%3D1%26mehot%3Dag%26so%3Dcart%26sd%3D121709931702</text:p>
          </table:table-cell>
          <table:table-cell office:value-type="string" calcext:value-type="string">
            <text:p>Previous one vanished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heller-19093-0-shank-for-hole-saw" xlink:type="simple">Heller 19093 0 Shank For Hole Saw</text:a></text:p>
            <text:p>Item No: 06023816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6.60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cht519-8pce-blacksmiths-drill-bit-set-" xlink:type="simple">Clarke CHT519 - 8pce Blacksmiths Drill Bit Set (Metric)</text:a></text:p>
            <text:p>Item No: 040213519</text:p>
          </table:table-cell>
          <table:table-cell office:value-type="float" office:value="29.99" calcext:value-type="float">
            <text:p>29.99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29.99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bike-tool-kit-puncture-repair-kit" xlink:type="simple">Bike Tool Kit &amp; Puncture Repair Kit</text:a></text:p>
            <text:p>Item No: 040211811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5.99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oxford-ck101-puncture-repair-kit" xlink:type="simple">Oxford CK101 Puncture Repair Kit</text:a></text:p>
            <text:p>Item No: 080820101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2.39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cht153-19pce-hss-drill-bit-set" xlink:type="simple">Clarke CHT153 - 19pce HSS Drill Bit Set</text:a></text:p>
            <text:p>Item No: 060236000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7.19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kamasa-56049-33-piece-precision-tool-kit" xlink:type="simple">33 Piece Precision Tool Kit</text:a></text:p>
            <text:p>Item No: 040216049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Allow 7 days for delivery </text:p>
          </table:table-cell>
          <table:table-cell table:style-name="ce5" office:value-type="string" calcext:value-type="string">
            <text:p>10.74</text:p>
          </table:table-cell>
          <table:table-cell/>
        </table:table-row>
        <table:table-row table:style-name="ro1" table:number-rows-repeated="2">
          <table:table-cell table:style-name="ce3"/>
          <table:table-cell table:number-columns-repeated="7"/>
        </table:table-row>
        <table:table-row table:style-name="ro1">
          <table:table-cell table:style-name="ce3"/>
          <table:table-cell/>
          <table:table-cell office:value-type="string" calcext:value-type="string">
            <text:p>Total spent out of £600 annual budget</text:p>
          </table:table-cell>
          <table:table-cell table:formula="of:=SUM([.D2:.D36])" office:value-type="float" office:value="524.45" calcext:value-type="float">
            <text:p>524.45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string" calcext:value-type="string">
            <text:p>Total remaining out of £600 annual budget</text:p>
          </table:table-cell>
          <table:table-cell table:formula="of:=600-[.D44]" office:value-type="float" office:value="75.55" calcext:value-type="float">
            <text:p>75.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 do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Continue clearing junk from garden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Tent test and tip run of shite in cellar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Paving slabs to line pond</text:p>
          </table:table-cell>
          <table:table-cell table:number-columns-repeated="5"/>
        </table:table-row>
      </table:table>
      <table:table table:name="2016" table:style-name="ta1"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Refunded?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eb link</text:p>
          </table:table-cell>
        </table:table-row>
        <table:table-row table:style-name="ro3">
          <table:table-cell table:style-name="ce6" office:value-type="date" office:date-value="2016-03-14" calcext:value-type="date">
            <text:p>14/03/16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amazon.co.uk/gp/product/B003DC8EKA/ref=oh_aui_detailpage_o00_s00?ie=UTF8&amp;psc=1" xlink:type="simple">224pc stainless steel nuts and screw bolts </text:a> Sold by: <text:a xlink:href="https://www.amazon.co.uk/gp/help/seller/at-a-glance.html/ref=oh_aui_sellerprofile_o00_s00?ie=UTF8&amp;isAmazonFulfilled=0&amp;marketplaceSeller=1&amp;orderID=026-1578903-6953169&amp;seller=A1VRPKZNAP6K5K" xlink:type="simple">UK + DIRECT </text:a> </text:p>
          </table:table-cell>
          <table:table-cell table:style-name="ce4" office:value-type="float" office:value="4.84" calcext:value-type="float">
            <text:p>4.84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4">
          <table:table-cell table:style-name="ce6" office:value-type="date" office:date-value="2016-03-14" calcext:value-type="date">
            <text:p>14/03/16</text:p>
          </table:table-cell>
          <table:table-cell/>
          <table:table-cell table:style-name="ce4" office:value-type="string" calcext:value-type="string">
            <text:p>Tap set</text:p>
          </table:table-cell>
          <table:table-cell office:value-type="float" office:value="108.94" calcext:value-type="float">
            <text:p>108.9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d </text:p>
            <text:p>Delivered 17 Mar 2016</text:p>
            <text:p>Parcel was handed to resident</text:p>
            <text:p>Gorilla Tape 11m</text:p>
            <text:p>Sold by: Amazon EU S.a.r.L.</text:p>
            <text:p>£4.94</text:p>
            <text:p>Buy it Again</text:p>
            <text:p>Sealey AK3076 Professional Metric Split Tap and Die Set (76 Pieces)</text:p>
            <text:p>Sold by: Amazon EU S.a.r.L.</text:p>
            <text:p>£63.90</text:p>
            <text:p>Buy it Again</text:p>
            <text:p>The Total Bike Maintenance Book: DIY Repairs Made Easy</text:p>
            <text:p>Mel Allwood</text:p>
            <text:p>Sold by: Amazon EU S.a.r.L.</text:p>
            <text:p>£15.90</text:p>
            <text:p>Buy it Again</text:p>
            <text:p>neon nights 4 x Neon UV Adhesive Tape Fluorescent Black Light Decoration Gaffa Duct Sticky Foil Yellow Green Orange Pink</text:p>
            <text:p>Sold by: neon nights Product question? Ask Seller </text:p>
          </table:table-cell>
          <table:table-cell/>
        </table:table-row>
        <table:table-row table:style-name="ro1">
          <table:table-cell table:style-name="ce6" office:value-type="date" office:date-value="2016-03-14" calcext:value-type="date">
            <text:p>14/03/16</text:p>
          </table:table-cell>
          <table:table-cell/>
          <table:table-cell office:value-type="string" calcext:value-type="string">
            <text:p>Fi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<text:a xlink:href="https://www.amazon.co.uk/gp/product/B0001K9TK6/ref=oh_aui_detailpage_o07_s00?ie=UTF8&amp;psc=1" xlink:type="simple">Draper 36325 12-Piece 140 mm Needle File Set </text:a></text:p>
          </table:table-cell>
          <table:table-cell/>
        </table:table-row>
        <table:table-row table:style-name="ro1">
          <table:table-cell table:style-name="ce6" office:value-type="date" office:date-value="2016-03-14" calcext:value-type="date">
            <text:p>14/03/16</text:p>
          </table:table-cell>
          <table:table-cell/>
          <table:table-cell office:value-type="string" calcext:value-type="string">
            <text:p>Foam gun</text:p>
          </table:table-cell>
          <table:table-cell table:style-name="ce4" office:value-type="float" office:value="9.39" calcext:value-type="float">
            <text:p>9.3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table:style-name="ce6" office:value-type="date" office:date-value="2016-04-22" calcext:value-type="date">
            <text:p>22/04/16</text:p>
          </table:table-cell>
          <table:table-cell/>
          <table:table-cell office:value-type="string" calcext:value-type="string">
            <text:p>Clamps and goodies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<text:a xlink:href="https://www.amazon.co.uk/gp/product/B001URE57G/ref=oh_aui_detailpage_o03_s00?ie=UTF8&amp;psc=1" xlink:type="simple"> </text:a> <text:a xlink:href="https://www.amazon.co.uk/gp/product/B001URE57G/ref=oh_aui_detailpage_o03_s00?ie=UTF8&amp;psc=1" xlink:type="simple">Hilka 64020724 24-Inch Quick Release Bar Clamp </text:a> Sold by: Amazon EU S.a.r.L. £8.75 Buy it Again <text:a xlink:href="https://www.amazon.co.uk/gp/orc/returns/items/select/ref=oh_aui_return_items_o03_s00?ie=UTF8&amp;marketplaceID=A1F83G8C2ARO7P&amp;orderID=206-0367063-6441128" xlink:type="simple">Return or Replace Items </text:a> <text:a xlink:href="https://www.amazon.co.uk/gp/rmp/homepage/ref=oh_aui_pack_feedback_o03_s00?ie=UTF8&amp;specificOrderId=206-0367063-6441128&amp;specificShipmentId=DPRv9xf0N" xlink:type="simple">Leave package feedback </text:a> <text:a xlink:href="https://www.amazon.co.uk/review/review-your-purchases/ref=oh_aui_rev_shipment_o03_s00?_encoding=UTF8&amp;asins=B001URE57G&amp;channel=YAcc-wr" xlink:type="simple">Write a product review </text:a> <text:a xlink:href="https://www.amazon.co.uk/gp/css/order-history/archive/ref=oh_aui_archiveOrder_button_getAJAX_o03_s00?ie=UTF8&amp;archiveRequest=1&amp;orderId=206-0367063-6441128&amp;token=277-9077623-2503900" xlink:type="simple">Hide Order </text:a> Delivered 22 Apr 2016 Parcel was handed to resident <text:a xlink:href="https://www.amazon.co.uk/gp/your-account/ship-track/ref=oh_aui_st_v2_btn?ie=UTF8&amp;itemId=mirgsspnoilpq&amp;orderId=206-0367063-6441128&amp;packageIndex=0&amp;shipmentId=DXDHLvd6N" xlink:type="simple">Track package </text:a> <text:a xlink:href="https://www.amazon.co.uk/gp/product/B001C7LTSW/ref=oh_aui_detailpage_o03_s01?ie=UTF8&amp;psc=1" xlink:type="simple"> </text:a> <text:a xlink:href="https://www.amazon.co.uk/gp/product/B001C7LTSW/ref=oh_aui_detailpage_o03_s01?ie=UTF8&amp;psc=1" xlink:type="simple">Silverline 250108 Mini Clamps 100 mm - Pack of 2 </text:a> Sold by: Amazon EU S.a.r.L. Add-on Item £3.83 Buy it Again <text:a xlink:href="https://www.amazon.co.uk/gp/product/B000O9K6LA/ref=oh_aui_detailpage_o03_s01?ie=UTF8&amp;psc=1" xlink:type="simple"> </text:a> <text:a xlink:href="https://www.amazon.co.uk/gp/product/B000O9K6LA/ref=oh_aui_detailpage_o03_s01?ie=UTF8&amp;psc=1" xlink:type="simple">Blackspur BB-CL098 Micro Clamp Set </text:a> Sold by: Amazon EU S.a.r.L. Add-on Item £1.71 Buy it Again <text:a xlink:href="https://www.amazon.co.uk/gp/product/B002LSNM68/ref=oh_aui_detailpage_o03_s01?ie=UTF8&amp;psc=1" xlink:type="simple"> </text:a> <text:a xlink:href="https://www.amazon.co.uk/gp/product/B002LSNM68/ref=oh_aui_detailpage_o03_s01?ie=UTF8&amp;psc=1" xlink:type="simple">Sharpie Permanent Marker, Fine Point - Pack of 5, Black </text:a> Sold by: Amazon EU S.a.r.L. Add-on Item £2.50 Buy it Again <text:a xlink:href="https://www.amazon.co.uk/gp/product/B0001K9VUY/ref=oh_aui_detailpage_o03_s01?ie=UTF8&amp;psc=1" xlink:type="simple"> </text:a> <text:a xlink:href="https://www.amazon.co.uk/gp/product/B0001K9VUY/ref=oh_aui_detailpage_o03_s01?ie=UTF8&amp;psc=1" xlink:type="simple">Draper 55592 12 mm Hose Clamp Set </text:a> Sold by: Amazon EU S.a.r.L. £7.50 </text:p>
          </table:table-cell>
          <table:table-cell/>
        </table:table-row>
        <table:table-row table:style-name="ro1">
          <table:table-cell table:style-name="ce6" office:value-type="date" office:date-value="2016-04-22" calcext:value-type="date">
            <text:p>22/04/16</text:p>
          </table:table-cell>
          <table:table-cell/>
          <table:table-cell office:value-type="string" calcext:value-type="string">
            <text:p>Labels</text:p>
          </table:table-cell>
          <table:table-cell table:style-name="ce4" office:value-type="float" office:value="3.17" calcext:value-type="float">
            <text:p>3.1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6">
          <table:table-cell table:style-name="ce6" office:value-type="date" office:date-value="2016-02-13" calcext:value-type="date">
            <text:p>13/02/16</text:p>
          </table:table-cell>
          <table:table-cell/>
          <table:table-cell office:value-type="string" calcext:value-type="string">
            <text:p>Toolki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1 x LifeLine Performance 39 Piece Tool Ki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Pillar Dr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ng term loan from dad</text:p>
          </table:table-cell>
          <table:table-cell/>
        </table:table-row>
        <table:table-row table:style-name="ro1">
          <table:table-cell table:style-name="ce6" office:value-type="date" office:date-value="2016-05-05" calcext:value-type="date">
            <text:p>05/05/16</text:p>
          </table:table-cell>
          <table:table-cell/>
          <table:table-cell table:style-name="ce4" office:value-type="string" calcext:value-type="string">
            <text:p>Scythe</text:p>
          </table:table-cell>
          <table:table-cell table:style-name="ce4" office:value-type="float" office:value="114" calcext:value-type="float">
            <text:p>1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14 from meeting</text:p>
          </table:table-cell>
          <table:table-cell/>
        </table:table-row>
        <table:table-row table:style-name="ro1">
          <table:table-cell office:value-type="date" office:date-value="2016-05-25" calcext:value-type="date">
            <text:p>25/5/16</text:p>
          </table:table-cell>
          <table:table-cell office:value-type="string" calcext:value-type="string">
            <text:p>Luke</text:p>
          </table:table-cell>
          <table:table-cell table:style-name="ce4" office:value-type="string" calcext:value-type="string">
            <text:p>Tub of grease</text:p>
          </table:table-cell>
          <table:table-cell office:value-type="float" office:value="6.99" calcext:value-type="float">
            <text:p>6.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date" office:date-value="2016-06-05" calcext:value-type="date">
            <text:p>5/6/16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Big axe</text:p>
          </table:table-cell>
          <table:table-cell office:value-type="float" office:value="14.95" calcext:value-type="float">
            <text:p>14.95</text:p>
          </table:table-cell>
          <table:table-cell table:number-columns-repeated="2"/>
          <table:table-cell office:value-type="string" calcext:value-type="string">
            <text:p>Ebay <text:a xlink:href="http://www.ebay.co.uk/sch/sis.html?_nkw=4lb+TREE+LOG+FELLING+AXE+WOOD+WOODEN+HANDLE+HATCHET&amp;_id=231669136109&amp;&amp;_trksid=p2057872.m2749.l2658" xlink:type="simple">http://www.ebay.co.uk/sch/sis.html?_nkw=4lb+TREE+LOG+FELLING+AXE+WOOD+WOODEN+HANDLE+HATCHET&amp;_id=231669136109&amp;&amp;_trksid=p2057872.m2749.l2658</text:a></text:p>
          </table:table-cell>
          <table:table-cell/>
        </table:table-row>
        <table:table-row table:style-name="ro7">
          <table:table-cell office:value-type="date" office:date-value="2016-06-05" calcext:value-type="date">
            <text:p>5/6/16</text:p>
          </table:table-cell>
          <table:table-cell/>
          <table:table-cell office:value-type="string" calcext:value-type="string">
            <text:p>Super telescopic loppers</text:p>
          </table:table-cell>
          <table:table-cell table:style-name="ce4" office:value-type="float" office:value="35.36" calcext:value-type="float">
            <text:p>35.36</text:p>
          </table:table-cell>
          <table:table-cell table:number-columns-repeated="2"/>
          <table:table-cell table:style-name="ce4" office:value-type="string" calcext:value-type="string">
            <text:p>Used lots. Spear &amp; Jackson - Razorsharp 18 Inch - 30 Inch Telescopic Anvil Lopper</text:p>
          </table:table-cell>
          <table:table-cell/>
        </table:table-row>
        <table:table-row table:style-name="ro1">
          <table:table-cell office:value-type="date" office:date-value="2016-06-05" calcext:value-type="date">
            <text:p>5/6/16</text:p>
          </table:table-cell>
          <table:table-cell/>
          <table:table-cell table:style-name="ce4" office:value-type="string" calcext:value-type="string">
            <text:p>Folding sack barrow</text:p>
          </table:table-cell>
          <table:table-cell table:style-name="ce4" office:value-type="float" office:value="21.58" calcext:value-type="float">
            <text:p>21.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4"/>
          <table:table-cell table:style-name="ce5"/>
          <table:table-cell table:style-name="ce4" table:number-columns-repeated="2"/>
          <table:table-cell table:style-name="ce5"/>
          <table:table-cell/>
        </table:table-row>
        <table:table-row table:style-name="ro7">
          <table:table-cell office:value-type="date" office:date-value="2016-12-24" calcext:value-type="date">
            <text:p>24/12/16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Fan</text:p>
          </table:table-cell>
          <table:table-cell table:style-name="ce5" office:value-type="string" calcext:value-type="string">
            <text:p>£69.99</text:p>
          </table:table-cell>
          <table:table-cell table:style-name="ce4" table:number-columns-repeated="2"/>
          <table:table-cell table:style-name="ce5" office:value-type="string" calcext:value-type="string">
            <text:p>Researched quite heavily – see <text:a xlink:href="https://www.amazon.co.uk/gp/product/B014JHSD8K/" xlink:type="simple">https://www.amazon.co.uk/gp/product/B014JHSD8K/</text:a>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4"/>
          <table:table-cell table:style-name="ce5"/>
          <table:table-cell table:style-name="ce4" table:number-columns-repeated="2"/>
          <table:table-cell table:style-name="ce5"/>
          <table:table-cell/>
        </table:table-row>
        <table:table-row table:style-name="ro1" table:number-rows-repeated="2">
          <table:table-cell table:style-name="ce3"/>
          <table:table-cell table:number-columns-repeated="7"/>
        </table:table-row>
        <table:table-row table:style-name="ro1">
          <table:table-cell table:style-name="ce3"/>
          <table:table-cell/>
          <table:table-cell office:value-type="string" calcext:value-type="string">
            <text:p>Total spent out of £600 annual budget</text:p>
          </table:table-cell>
          <table:table-cell table:formula="of:=SUM([.D2:.D28])" office:value-type="float" office:value="457.51" calcext:value-type="float">
            <text:p>457.51</text:p>
          </table:table-cell>
          <table:table-cell table:number-columns-repeated="2"/>
          <table:table-cell table:formula="of:=[.D31]+67.89" office:value-type="float" office:value="525.4" calcext:value-type="float">
            <text:p>525.4</text:p>
          </table:table-cell>
          <table:table-cell/>
        </table:table-row>
        <table:table-row table:style-name="ro1">
          <table:table-cell table:style-name="ce3"/>
          <table:table-cell/>
          <table:table-cell office:value-type="string" calcext:value-type="string">
            <text:p>Total remaining out of £600 annual budget</text:p>
          </table:table-cell>
          <table:table-cell table:formula="of:=600-[.D31]" office:value-type="float" office:value="142.49" calcext:value-type="float">
            <text:p>142.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 do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Continue clearing junk from garden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Tent test and tip run of shite in cellar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Paving slabs to line pond</text:p>
          </table:table-cell>
          <table:table-cell table:number-columns-repeated="5"/>
        </table:table-row>
      </table:table>
      <table:table table:name="2017" table:style-name="ta1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Cost</text:p>
          </table:table-cell>
          <table:table-cell office:value-type="string" calcext:value-type="string">
            <text:p>Refunded?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eb link</text:p>
          </table:table-cell>
        </table:table-row>
        <table:table-row table:style-name="ro1">
          <table:table-cell table:style-name="ce12" office:value-type="date" office:date-value="2017-01-19" calcext:value-type="date">
            <text:p>19/01/17</text:p>
          </table:table-cell>
          <table:table-cell office:value-type="string" calcext:value-type="string">
            <text:p>Luke</text:p>
          </table:table-cell>
          <table:table-cell table:style-name="ce10" office:value-type="string" calcext:value-type="string">
            <text:p>Car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string" calcext:value-type="string">
            <text:p>CH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Timber </text:p>
          </table:table-cell>
          <table:table-cell office:value-type="float" office:value="20.44" calcext:value-type="float">
            <text:p>20.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Hinges</text:p>
          </table:table-cell>
          <table:table-cell office:value-type="float" office:value="40.73" calcext:value-type="float">
            <text:p>40.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Curtain rail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date" office:date-value="2017-03-14" calcext:value-type="date">
            <text:p>14/03/1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2 25 W LEDs</text:p>
          </table:table-cell>
          <table:table-cell table:style-name="ce10" office:value-type="float" office:value="8.55" calcext:value-type="float">
            <text:p>8.55</text:p>
          </table:table-cell>
          <table:table-cell/>
          <table:table-cell office:value-type="string" calcext:value-type="string">
            <text:p>http://www.ebay.co.uk/itm/172356907447?var=471181808765</text:p>
          </table:table-cell>
          <table:table-cell table:number-columns-repeated="2"/>
        </table:table-row>
        <table:table-row table:style-name="ro1">
          <table:table-cell table:style-name="ce12" office:value-type="date" office:date-value="2017-03-14" calcext:value-type="date">
            <text:p>14/03/1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5 15w LEDs</text:p>
          </table:table-cell>
          <table:table-cell office:value-type="float" office:value="8.45" calcext:value-type="float">
            <text:p>8.45</text:p>
          </table:table-cell>
          <table:table-cell/>
          <table:table-cell office:value-type="string" calcext:value-type="string">
            <text:p>http://www.ebay.co.uk/itm/281894238205?var=580870641326</text:p>
          </table:table-cell>
          <table:table-cell table:number-columns-repeated="2"/>
        </table:table-row>
        <table:table-row table:style-name="ro1">
          <table:table-cell table:style-name="ce12" office:value-type="date" office:date-value="2017-03-25" calcext:value-type="date">
            <text:p>25/03/1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10 flourescents</text:p>
          </table:table-cell>
          <table:table-cell office:value-type="float" office:value="24.99" calcext:value-type="float">
            <text:p>24.99</text:p>
          </table:table-cell>
          <table:table-cell table:number-columns-repeated="2"/>
          <table:table-cell table:style-name="ce10" office:value-type="string" calcext:value-type="string">
            <text:p><text:a xlink:href="http://www.ebay.co.uk/itm/181729092363?var=480679010692" xlink:type="simple">Mini Spiral Low Energy Power Saving CFL Lamps Watt Light Bulbs B22 E27 E14 B15d</text:a></text:p>
          </table:table-cell>
          <table:table-cell/>
        </table:table-row>
        <table:table-row table:style-name="ro1">
          <table:table-cell table:style-name="ce12" office:value-type="date" office:date-value="2017-03-25" calcext:value-type="date">
            <text:p>25/03/1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2 extractors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string" calcext:value-type="string">
            <text:p>http://www.ebay.co.uk/itm/271642513584</text:p>
          </table:table-cell>
          <table:table-cell table:number-columns-repeated="2"/>
        </table:table-row>
        <table:table-row table:style-name="ro1">
          <table:table-cell table:style-name="ce12" office:value-type="date" office:date-value="2017-03-25" calcext:value-type="date">
            <text:p>25/03/1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4 timer plugs</text:p>
          </table:table-cell>
          <table:table-cell table:style-name="ce10" office:value-type="float" office:value="23.8" calcext:value-type="float">
            <text:p>23.8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9"/>
          <table:table-cell/>
          <table:table-cell office:value-type="string" calcext:value-type="string">
            <text:p>Total spent out of £600 annual budget</text:p>
          </table:table-cell>
          <table:table-cell table:formula="of:=SUM([.D2:.D14])" office:value-type="float" office:value="171.85" calcext:value-type="float">
            <text:p>171.85</text:p>
          </table:table-cell>
          <table:table-cell table:number-columns-repeated="2"/>
          <table:table-cell table:formula="of:=[.D17]+67.89" office:value-type="float" office:value="239.74" calcext:value-type="float">
            <text:p>239.74</text:p>
          </table:table-cell>
          <table:table-cell/>
        </table:table-row>
        <table:table-row table:style-name="ro1">
          <table:table-cell table:style-name="ce9"/>
          <table:table-cell/>
          <table:table-cell office:value-type="string" calcext:value-type="string">
            <text:p>Total remaining out of £600 annual budget</text:p>
          </table:table-cell>
          <table:table-cell table:formula="of:=600-[.D17]" office:value-type="float" office:value="428.15" calcext:value-type="float">
            <text:p>428.15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To d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ntinue clearing junk from gard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nt test and tip run of shite in cell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ving slabs to line po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/>
      <number:text>/</number:text>
      <number:month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1:29:24.433475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3-01-31T21:44:23</meta:creation-date>
    <dc:date>2017-03-26T11:39:05.410140152</dc:date>
    <meta:editing-duration>PT2H17M8S</meta:editing-duration>
    <meta:editing-cycles>31</meta:editing-cycles>
    <meta:generator>LibreOffice/5.1.6.2$Linux_X86_64 LibreOffice_project/10m0$Build-2</meta:generator>
    <dc:creator>NA </dc:creator>
    <meta:document-statistic meta:table-count="4" meta:cell-count="423" meta:object-count="0"/>
  </office:meta>
</office:document-meta>
</file>